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For homework 5, we are going to combined structs, strings, and command line arguments to create a name/age sorting program.</text:p>
      <text:p text:style-name="Text_20_body">You will not be using scanf in this program. You will be having your users input names and ages via command line arguments. Here is an example (assuming your program is called hw5 and is in the current directory on unix):</text:p>
      <text:p text:style-name="P1">./hw5 Tom 56 Billy 26 Megan 25 Jose 15 Zapp 45 Tim 12</text:p>
      <text:p text:style-name="Text_20_body">Using this information, you will populate an array of structs that hold both the first name (as a string of no more than 80 characters) and the age as an integer. Each name should come with an age. To check for this, count the arguments and produce an error message if they are incorrect (remember, the program name is in the argv array).</text:p>
      <text:p text:style-name="Text_20_body">I want you to use a typedef for the struct. I suggest you put this typedef outside of main and other functions.</text:p>
      <text:p text:style-name="Text_20_body">No age should be less than or equal to zero. You will need to convert the ages from strings to ints. You can use a function called atoi in stdlib for this. The inherit advantage is that if the age is NOT a number (like if someone entered "fish" for age), it will just produce zero and you can catch that the same way you would just look for zero as a possible entry.</text:p>
      <text:p text:style-name="Text_20_body">You will also write a function that will be passed the array of people and produce an print the each person name and age (see sample output).</text:p>
      <text:p text:style-name="Text_20_body">As far as sorting is concerned, I am allowing you to use the qsort from stdlib. You will be using this to sort by age and name SEPARATELY. This is two distinct sorts. (HINT: qsort's final argument is a function. You may have to look up how it is used, but do not copy code directly.).</text:p>
      <text:p text:style-name="Text_20_body">EXTRA CREDIT: qsort is not the most efficient implementation of a sorting function (specifically the c implementation, quick sort itself is pretty fast). There are a bunch of sorting algorithms out there. For an extra 7 points, you can implement your own code of a sorting algorithm (like merge sort, quick sort, heap sort). If you decide to do this, you must cite any sources you used in your code. Again, do not copy code directly, but you can look up how the algorithms work to figure out how to implement them.</text:p>
      <text:p text:style-name="Text_20_body">Sample I/O (assuming ./hw5 is my program)</text:p>
      <text:p text:style-name="Preformatted_20_Text"><text:span text:style-name="Strong_20_Emphasis">./hw5 Tom 56 Billy 26 Megan 25 Jose 15 Zapp 45 Tim 12</text:span></text:p>
      <text:p text:style-name="Preformatted_20_Text">You have entered 6 person(s) into the program.</text:p>
      <text:p text:style-name="Preformatted_20_Text">Unsorted Names:</text:p>
      <text:p text:style-name="Preformatted_20_Text">Name: Tom | Age: 56</text:p>
      <text:p text:style-name="Preformatted_20_Text">Name: Billy | Age: 26</text:p>
      <text:p text:style-name="Preformatted_20_Text">Name: Megan | Age: 25</text:p>
      <text:p text:style-name="Preformatted_20_Text">Name: Jose | Age: 15</text:p>
      <text:p text:style-name="Preformatted_20_Text">Name: Zapp | Age: 45</text:p>
      <text:p text:style-name="Preformatted_20_Text">Name: Tim | Age: 12</text:p>
      <text:p text:style-name="Preformatted_20_Text">Sorted by First Name:</text:p>
      <text:p text:style-name="Preformatted_20_Text">Name: Billy | Age: 26</text:p>
      <text:p text:style-name="Preformatted_20_Text">Name: Jose | Age: 15</text:p>
      <text:p text:style-name="Preformatted_20_Text">Name: Megan | Age: 25</text:p>
      <text:p text:style-name="Preformatted_20_Text">Name: Tim | Age: 12</text:p>
      <text:p text:style-name="Preformatted_20_Text"><text:soft-page-break/>Name: Tom | Age: 56</text:p>
      <text:p text:style-name="Preformatted_20_Text">Name: Zapp | Age: 45</text:p>
      <text:p text:style-name="Preformatted_20_Text">Sorted by Age:</text:p>
      <text:p text:style-name="Preformatted_20_Text">Name: Tim | Age: 12</text:p>
      <text:p text:style-name="Preformatted_20_Text">Name: Jose | Age: 15</text:p>
      <text:p text:style-name="Preformatted_20_Text">Name: Megan | Age: 25</text:p>
      <text:p text:style-name="Preformatted_20_Text">Name: Billy | Age: 26</text:p>
      <text:p text:style-name="Preformatted_20_Text">Name: Zapp | Age: 45</text:p>
      <text:p text:style-name="P1">Name: Tom | Age: 56</text:p>
      <text:p text:style-name="Preformatted_20_Text"><text:span text:style-name="Strong_20_Emphasis">./hw5 Tom 56 Billy 26 Megan 0</text:span></text:p>
      <text:p text:style-name="Preformatted_20_Text">You have entered 3 person(s) into the program.</text:p>
      <text:p text:style-name="P1">Invalid age &lt;= 0. Try again.</text:p>
      <text:p text:style-name="Preformatted_20_Text"><text:span text:style-name="Strong_20_Emphasis">./hw5 Tom 56 Billy 26 Megan fish</text:span></text:p>
      <text:p text:style-name="Preformatted_20_Text">You have entered 3 person(s) into the program.</text:p>
      <text:p text:style-name="P1">Invalid age &lt;= 0. Try again.</text:p>
      <text:p text:style-name="Preformatted_20_Text"><text:span text:style-name="Strong_20_Emphasis">./hw5 Tom 56 Billy</text:span> </text:p>
      <text:p text:style-name="Preformatted_20_Text">Invalid Arguments.</text:p>
      <text:p text:style-name="P1">Usage: ./hw5 name1 age1 name2 age2 ...</text:p>
      <text:p text:style-name="Preformatted_20_Text"><text:span text:style-name="Strong_20_Emphasis">./hw5</text:span> </text:p>
      <text:p text:style-name="Preformatted_20_Text">Invalid Arguments.</text:p>
      <text:p text:style-name="P1">Usage: ./hw5 name1 age1 name2 age2 ...</text:p>
      <text:p text:style-name="Preformatted_20_Text"><text:span text:style-name="Strong_20_Emphasis">./hw5 Tom 56 Billy 26 Megan 25 Jose 15 Zapp 45 Tim</text:span></text:p>
      <text:p text:style-name="Preformatted_20_Text">Invalid Arguments.</text:p>
      <text:p text:style-name="P1">Usage: ./hw5 name1 age1 name2 age2 ...</text:p>
      <text:p text:style-name="Preformatted_20_Text"><text:span text:style-name="Strong_20_Emphasis">./hw5 Jim 20 Jam 30 Jon 15</text:span></text:p>
      <text:p text:style-name="Preformatted_20_Text">You have entered 3 person(s) into the program.</text:p>
      <text:p text:style-name="Preformatted_20_Text">Unsorted Names:</text:p>
      <text:p text:style-name="Preformatted_20_Text">Name: Jim | Age: 20</text:p>
      <text:p text:style-name="Preformatted_20_Text">Name: Jam | Age: 30</text:p>
      <text:p text:style-name="Preformatted_20_Text">Name: Jon | Age: 15</text:p>
      <text:p text:style-name="Preformatted_20_Text">Sorted by First Name:</text:p>
      <text:p text:style-name="Preformatted_20_Text">Name: Jam | Age: 30</text:p>
      <text:p text:style-name="Preformatted_20_Text">Name: Jim | Age: 20</text:p>
      <text:p text:style-name="Preformatted_20_Text">Name: Jon | Age: 15</text:p>
      <text:p text:style-name="Preformatted_20_Text">Sorted by Age:</text:p>
      <text:p text:style-name="Preformatted_20_Text">Name: Jon | Age: 15</text:p>
      <text:p text:style-name="Preformatted_20_Text">Name: Jim | Age: 20</text:p>
      <text:p text:style-name="P1">Name: Jam | Age: 3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15:59:18.688652470</meta:creation-date>
    <dc:date>2016-07-01T16:00:17.487890894</dc:date>
    <meta:editing-duration>PT1M</meta:editing-duration>
    <meta:editing-cycles>1</meta:editing-cycles>
    <meta:document-statistic meta:table-count="0" meta:image-count="0" meta:object-count="0" meta:page-count="2" meta:paragraph-count="62" meta:word-count="690" meta:character-count="3446" meta:non-whitespace-character-count="2816"/>
    <meta:generator>LibreOffice/5.1.4.2$Linux_X86_64 LibreOffice_project/10m0$Build-2</meta:generator>
  </office:meta>
</office:document-meta>
</file>